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automatic-styles>
    <style:style style:name="Tabell1" style:family="table">
      <style:table-properties style:width="15.822cm" table:align="left"/>
    </style:style>
    <style:style style:name="Tabell1.A" style:family="table-column">
      <style:table-column-properties style:column-width="0.937cm"/>
    </style:style>
    <style:style style:name="Tabell1.B" style:family="table-column">
      <style:table-column-properties style:column-width="3.958cm"/>
    </style:style>
    <style:style style:name="Tabell1.C" style:family="table-column">
      <style:table-column-properties style:column-width="4.577cm"/>
    </style:style>
    <style:style style:name="Tabell1.D" style:family="table-column">
      <style:table-column-properties style:column-width="5.345cm"/>
    </style:style>
    <style:style style:name="Tabell1.E" style:family="table-column">
      <style:table-column-properties style:column-width="1.005cm"/>
    </style:style>
    <style:style style:name="Tabell1.1" style:family="table-row">
      <style:table-row-properties style:min-row-height="1.018cm"/>
    </style:style>
    <style:style style:name="Tabell1.A1" style:family="table-cell">
      <style:table-cell-properties fo:padding-left="0.191cm" fo:padding-right="0.191cm" fo:padding-top="0cm" fo:padding-bottom="0cm" fo:border="0.5pt solid #bfbfbf" style:writing-mode="lr-tb"/>
    </style:style>
    <style:style style:name="Tabell1.2" style:family="table-row">
      <style:table-row-properties style:min-row-height="1.046cm"/>
    </style:style>
    <style:style style:name="Tabell1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1.A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1.B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1.C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1.D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1.E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1.A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1.B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1.C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1.D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1.E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2" style:family="table">
      <style:table-properties style:width="15.822cm" table:align="left"/>
    </style:style>
    <style:style style:name="Tabell2.A" style:family="table-column">
      <style:table-column-properties style:column-width="1.138cm"/>
    </style:style>
    <style:style style:name="Tabell2.B" style:family="table-column">
      <style:table-column-properties style:column-width="3.757cm"/>
    </style:style>
    <style:style style:name="Tabell2.C" style:family="table-column">
      <style:table-column-properties style:column-width="4.577cm"/>
    </style:style>
    <style:style style:name="Tabell2.D" style:family="table-column">
      <style:table-column-properties style:column-width="5.345cm"/>
    </style:style>
    <style:style style:name="Tabell2.E" style:family="table-column">
      <style:table-column-properties style:column-width="1.005cm"/>
    </style:style>
    <style:style style:name="Tabell2.1" style:family="table-row">
      <style:table-row-properties style:min-row-height="1.018cm"/>
    </style:style>
    <style:style style:name="Tabell2.A1" style:family="table-cell">
      <style:table-cell-properties fo:padding-left="0.191cm" fo:padding-right="0.191cm" fo:padding-top="0cm" fo:padding-bottom="0cm" fo:border="0.5pt solid #bfbfbf" style:writing-mode="lr-tb"/>
    </style:style>
    <style:style style:name="Tabell2.2" style:family="table-row">
      <style:table-row-properties style:min-row-height="1.046cm"/>
    </style:style>
    <style:style style:name="Tabell2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3" style:family="table">
      <style:table-properties style:width="15.822cm" table:align="left"/>
    </style:style>
    <style:style style:name="Tabell3.A" style:family="table-column">
      <style:table-column-properties style:column-width="1.058cm"/>
    </style:style>
    <style:style style:name="Tabell3.B" style:family="table-column">
      <style:table-column-properties style:column-width="3.836cm"/>
    </style:style>
    <style:style style:name="Tabell3.C" style:family="table-column">
      <style:table-column-properties style:column-width="4.577cm"/>
    </style:style>
    <style:style style:name="Tabell3.D" style:family="table-column">
      <style:table-column-properties style:column-width="5.345cm"/>
    </style:style>
    <style:style style:name="Tabell3.E" style:family="table-column">
      <style:table-column-properties style:column-width="1.005cm"/>
    </style:style>
    <style:style style:name="Tabell3.1" style:family="table-row">
      <style:table-row-properties style:min-row-height="1.018cm"/>
    </style:style>
    <style:style style:name="Tabell3.A1" style:family="table-cell">
      <style:table-cell-properties fo:padding-left="0.191cm" fo:padding-right="0.191cm" fo:padding-top="0cm" fo:padding-bottom="0cm" fo:border="0.5pt solid #bfbfbf" style:writing-mode="lr-tb"/>
    </style:style>
    <style:style style:name="Tabell3.2" style:family="table-row">
      <style:table-row-properties style:min-row-height="1.046cm"/>
    </style:style>
    <style:style style:name="Tabell3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Tabell3.A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3.B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3.C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3.D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3.E6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3.A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3.B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3.C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3.D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3.E7" style:family="table-cell">
      <style:table-cell-properties fo:padding-left="0.191cm" fo:padding-right="0.191cm" fo:padding-top="0cm" fo:padding-bottom="0cm" fo:border-left="0.5pt solid #bfbfbf" fo:border-right="0.5pt solid #bfbfbf" fo:border-top="none" fo:border-bottom="0.5pt solid #bfbfbf" style:writing-mode="lr-tb"/>
    </style:style>
    <style:style style:name="Tabell4" style:family="table">
      <style:table-properties style:width="15.822cm" table:align="left"/>
    </style:style>
    <style:style style:name="Tabell4.A" style:family="table-column">
      <style:table-column-properties style:column-width="1.138cm"/>
    </style:style>
    <style:style style:name="Tabell4.B" style:family="table-column">
      <style:table-column-properties style:column-width="3.757cm"/>
    </style:style>
    <style:style style:name="Tabell4.C" style:family="table-column">
      <style:table-column-properties style:column-width="4.577cm"/>
    </style:style>
    <style:style style:name="Tabell4.D" style:family="table-column">
      <style:table-column-properties style:column-width="5.345cm"/>
    </style:style>
    <style:style style:name="Tabell4.E" style:family="table-column">
      <style:table-column-properties style:column-width="1.005cm"/>
    </style:style>
    <style:style style:name="Tabell4.1" style:family="table-row">
      <style:table-row-properties style:min-row-height="1.018cm"/>
    </style:style>
    <style:style style:name="Tabell4.A1" style:family="table-cell">
      <style:table-cell-properties fo:padding-left="0.191cm" fo:padding-right="0.191cm" fo:padding-top="0cm" fo:padding-bottom="0cm" fo:border="0.5pt solid #bfbfbf" style:writing-mode="lr-tb"/>
    </style:style>
    <style:style style:name="Tabell4.2" style:family="table-row">
      <style:table-row-properties style:min-row-height="1.046cm"/>
    </style:style>
    <style:style style:name="Tabell4.A2" style:family="table-cell">
      <style:table-cell-properties fo:background-color="#f2f2f2" fo:padding-left="0.191cm" fo:padding-right="0.191cm" fo:padding-top="0cm" fo:padding-bottom="0cm" fo:border="0.5pt solid #bfbfbf" style:writing-mode="lr-tb">
        <style:background-image/>
      </style:table-cell-properties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style:font-name="Times New Roman" style:font-name-complex="Times New Roman"/>
    </style:style>
    <style:style style:name="P3" style:family="paragraph" style:parent-style-name="Normal">
      <style:paragraph-properties fo:line-height="115%"/>
      <style:text-properties style:font-name="Times New Roman" officeooo:rsid="0004702a" officeooo:paragraph-rsid="0004702a" style:font-name-complex="Times New Roman"/>
    </style:style>
    <style:style style:name="P4" style:family="paragraph" style:parent-style-name="Normal">
      <style:paragraph-properties fo:line-height="115%"/>
      <style:text-properties style:font-name="Times New Roman" style:font-name-complex="Times New Roman"/>
    </style:style>
    <style:style style:name="P5" style:family="paragraph" style:parent-style-name="Normal">
      <style:paragraph-properties fo:line-height="115%"/>
      <style:text-properties style:font-name="Times New Roman" officeooo:rsid="0007527c" officeooo:paragraph-rsid="0007527c" style:font-name-complex="Times New Roman"/>
    </style:style>
    <style:style style:name="P6" style:family="paragraph" style:parent-style-name="Normal">
      <style:text-properties style:font-name="Times New Roman" officeooo:paragraph-rsid="001044f3" style:font-name-complex="Times New Roman"/>
    </style:style>
    <style:style style:name="P7" style:family="paragraph" style:parent-style-name="Normal">
      <style:text-properties style:font-name="Times New Roman" officeooo:paragraph-rsid="00145fe1" style:font-name-complex="Times New Roman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20pt" officeooo:rsid="0009e214" officeooo:paragraph-rsid="0009e214" style:font-size-asian="20pt" style:font-name-complex="Times New Roman" style:font-size-complex="20pt"/>
    </style:style>
    <style:style style:name="P9" style:family="paragraph" style:parent-style-name="Normal">
      <style:text-properties officeooo:paragraph-rsid="000db56d"/>
    </style:style>
    <style:style style:name="P10" style:family="paragraph" style:parent-style-name="Normal">
      <style:text-properties officeooo:paragraph-rsid="001044f3"/>
    </style:style>
    <style:style style:name="P11" style:family="paragraph" style:parent-style-name="Normal">
      <style:text-properties officeooo:paragraph-rsid="00145fe1"/>
    </style:style>
    <style:style style:name="P12" style:family="paragraph" style:parent-style-name="Normal">
      <style:paragraph-properties fo:margin-top="0cm" fo:margin-bottom="0cm" style:contextual-spacing="false" fo:line-height="115%"/>
      <style:text-properties style:font-name="Times New Roman" fo:font-weight="bold" officeooo:paragraph-rsid="0007527c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/>
      <style:text-properties style:font-name="Times New Roman" fo:font-weight="bold" officeooo:paragraph-rsid="001044f3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/>
      <style:text-properties style:font-name="Times New Roman" fo:font-weight="bold" officeooo:paragraph-rsid="00145fe1" style:font-weight-asian="bold" style:font-name-complex="Times New Roman" style:font-weight-complex="bold"/>
    </style:style>
    <style:style style:name="P15" style:family="paragraph" style:parent-style-name="Normal">
      <style:paragraph-properties fo:margin-top="0cm" fo:margin-bottom="0cm" style:contextual-spacing="false" fo:line-height="115%"/>
      <style:text-properties style:font-name="Times New Roman" officeooo:rsid="0007527c" officeooo:paragraph-rsid="0007527c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/>
      <style:text-properties style:font-name="Times New Roman" officeooo:rsid="0007527c" officeooo:paragraph-rsid="000fe62e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/>
      <style:text-properties style:font-name="Times New Roman" officeooo:rsid="0007527c" officeooo:paragraph-rsid="00145fe1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/>
      <style:text-properties style:font-name="Times New Roman" officeooo:rsid="000f0783" officeooo:paragraph-rsid="000fe62e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/>
      <style:text-properties style:font-name="Times New Roman" officeooo:rsid="001044f3" officeooo:paragraph-rsid="001044f3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7527c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79027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fe62e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1044f3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12e09e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145fe1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/>
      <style:text-properties officeooo:paragraph-rsid="0007527c"/>
    </style:style>
    <style:style style:name="P27" style:family="paragraph" style:parent-style-name="Normal">
      <style:paragraph-properties fo:margin-top="0cm" fo:margin-bottom="0cm" style:contextual-spacing="false" fo:line-height="115%"/>
      <style:text-properties officeooo:paragraph-rsid="001044f3"/>
    </style:style>
    <style:style style:name="P28" style:family="paragraph" style:parent-style-name="Normal">
      <style:paragraph-properties fo:margin-top="0cm" fo:margin-bottom="0cm" style:contextual-spacing="false" fo:line-height="115%"/>
      <style:text-properties officeooo:paragraph-rsid="00145fe1"/>
    </style:style>
    <style:style style:name="P29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paragraph-rsid="0007527c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paragraph-rsid="000fe62e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paragraph-rsid="00145fe1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7527c" officeooo:paragraph-rsid="000fe62e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7527c" officeooo:paragraph-rsid="00145fe1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1044f3" officeooo:paragraph-rsid="001044f3" style:font-name-complex="Times New Roman"/>
    </style:style>
    <style:style style:name="P35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1044f3" officeooo:paragraph-rsid="00117534" style:font-name-complex="Times New Roman"/>
    </style:style>
    <style:style style:name="P36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1044f3" officeooo:paragraph-rsid="0012e09e" style:font-name-complex="Times New Roman"/>
    </style:style>
    <style:style style:name="P37" style:family="paragraph" style:parent-style-name="Normal">
      <style:paragraph-properties fo:margin-top="0cm" fo:margin-bottom="0cm" style:contextual-spacing="false" fo:line-height="115%"/>
      <style:text-properties officeooo:rsid="000fe62e" officeooo:paragraph-rsid="000fe62e"/>
    </style:style>
    <style:style style:name="P38" style:family="paragraph" style:parent-style-name="Normal">
      <style:paragraph-properties fo:margin-top="0cm" fo:margin-bottom="0cm" style:contextual-spacing="false" fo:line-height="115%"/>
      <style:text-properties officeooo:rsid="000fe62e" officeooo:paragraph-rsid="00145fe1"/>
    </style:style>
    <style:style style:name="P39" style:family="paragraph" style:parent-style-name="Heading_20_1">
      <style:text-properties style:font-name="Times New Roman" style:font-name-complex="Times New Roman"/>
    </style:style>
    <style:style style:name="P40" style:family="paragraph" style:parent-style-name="Heading_20_1">
      <style:paragraph-properties fo:text-align="center" style:justify-single-word="false"/>
      <style:text-properties style:font-name="Times New Roman" officeooo:paragraph-rsid="0009e214" style:font-name-complex="Times New Roman"/>
    </style:style>
    <style:style style:name="P41" style:family="paragraph" style:parent-style-name="Heading_20_1">
      <style:text-properties officeooo:paragraph-rsid="0007527c"/>
    </style:style>
    <style:style style:name="P42" style:family="paragraph" style:parent-style-name="Heading_20_1" style:list-style-name="">
      <style:paragraph-properties fo:keep-together="always" fo:hyphenation-ladder-count="no-limit"/>
      <style:text-properties officeooo:paragraph-rsid="001044f3" fo:hyphenate="false"/>
    </style:style>
    <style:style style:name="P43" style:family="paragraph" style:parent-style-name="Heading_20_1" style:list-style-name="">
      <style:paragraph-properties fo:keep-together="always" fo:hyphenation-ladder-count="no-limit"/>
      <style:text-properties officeooo:paragraph-rsid="00145fe1" fo:hyphenate="false"/>
    </style:style>
    <style:style style:name="P44" style:family="paragraph" style:parent-style-name="Heading_20_1">
      <style:paragraph-properties fo:break-before="page"/>
      <style:text-properties officeooo:paragraph-rsid="001044f3"/>
    </style:style>
    <style:style style:name="P45" style:family="paragraph" style:parent-style-name="Heading_20_1">
      <style:paragraph-properties fo:break-before="page"/>
      <style:text-properties officeooo:paragraph-rsid="00145fe1"/>
    </style:style>
    <style:style style:name="P46" style:family="paragraph" style:parent-style-name="Heading_20_1">
      <style:paragraph-properties fo:break-before="page"/>
      <style:text-properties officeooo:paragraph-rsid="001dd380"/>
    </style:style>
    <style:style style:name="P47" style:family="paragraph" style:parent-style-name="Heading_20_1" style:list-style-name="">
      <style:paragraph-properties fo:margin-left="0cm" fo:margin-right="0cm" fo:keep-together="always" fo:hyphenation-ladder-count="no-limit" fo:text-indent="0cm" style:auto-text-indent="false"/>
      <style:text-properties style:font-name="Times New Roman" officeooo:rsid="00199d45" officeooo:paragraph-rsid="001dd380" style:font-name-complex="Times New Roman" fo:hyphenate="false"/>
    </style:style>
    <style:style style:name="P48" style:family="paragraph" style:parent-style-name="Liststycke" style:list-style-name="L1">
      <style:text-properties style:font-name="Times New Roman" officeooo:rsid="000fe62e" officeooo:paragraph-rsid="000fe62e" style:font-name-complex="Times New Roman"/>
    </style:style>
    <style:style style:name="P49" style:family="paragraph" style:parent-style-name="Liststycke" style:list-style-name="L1">
      <style:text-properties style:font-name="Times New Roman" officeooo:rsid="000fe62e" officeooo:paragraph-rsid="001044f3" style:font-name-complex="Times New Roman"/>
    </style:style>
    <style:style style:name="P50" style:family="paragraph" style:parent-style-name="Liststycke" style:list-style-name="L1">
      <style:text-properties style:font-name="Times New Roman" officeooo:rsid="000fe62e" officeooo:paragraph-rsid="00145fe1" style:font-name-complex="Times New Roman"/>
    </style:style>
    <style:style style:name="P51" style:family="paragraph" style:parent-style-name="Liststycke" style:list-style-name="L1">
      <style:text-properties style:font-name="Times New Roman" officeooo:rsid="000fe62e" officeooo:paragraph-rsid="001dd380" style:font-name-complex="Times New Roman"/>
    </style:style>
    <style:style style:name="P52" style:family="paragraph" style:parent-style-name="Liststycke" style:list-style-name="L1">
      <style:text-properties style:font-name="Times New Roman" officeooo:rsid="00199d45" officeooo:paragraph-rsid="00199d45" style:font-name-complex="Times New Roman"/>
    </style:style>
    <style:style style:name="P53" style:family="paragraph" style:parent-style-name="Liststycke" style:list-style-name="L1">
      <style:text-properties style:font-name="Times New Roman" officeooo:rsid="00199d45" officeooo:paragraph-rsid="001d5294" style:font-name-complex="Times New Roman"/>
    </style:style>
    <style:style style:name="P54" style:family="paragraph" style:parent-style-name="Liststycke">
      <style:text-properties style:font-name="Times New Roman" officeooo:rsid="00199d45" officeooo:paragraph-rsid="001d5294" style:font-name-complex="Times New Roman"/>
    </style:style>
    <style:style style:name="P55" style:family="paragraph" style:parent-style-name="Liststycke" style:list-style-name="L1">
      <style:text-properties style:font-name="Times New Roman" officeooo:rsid="0020f1cd" officeooo:paragraph-rsid="0020f1cd" style:font-name-complex="Times New Roman"/>
    </style:style>
    <style:style style:name="P56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7527c" officeooo:paragraph-rsid="000f0783" style:font-name-complex="Times New Roman"/>
    </style:style>
    <style:style style:name="P57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7527c" officeooo:paragraph-rsid="00145fe1" style:font-name-complex="Times New Roman"/>
    </style:style>
    <style:style style:name="P58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07527c" officeooo:paragraph-rsid="00199d45" style:font-name-complex="Times New Roman"/>
    </style:style>
    <style:style style:name="P59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1d5294" officeooo:paragraph-rsid="001d5294" style:font-name-complex="Times New Roman"/>
    </style:style>
    <style:style style:name="P60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1044f3" officeooo:paragraph-rsid="001dd380" style:font-name-complex="Times New Roman"/>
    </style:style>
    <style:style style:name="P61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1044f3" officeooo:paragraph-rsid="0020f1cd" style:font-name-complex="Times New Roman"/>
    </style:style>
    <style:style style:name="P62" style:family="paragraph" style:parent-style-name="Normal">
      <style:paragraph-properties fo:margin-top="0cm" fo:margin-bottom="0cm" style:contextual-spacing="false" fo:line-height="115%"/>
      <style:text-properties fo:color="#000000" style:font-name="Times New Roman" officeooo:rsid="001f12a8" officeooo:paragraph-rsid="001f12a8" style:font-name-complex="Times New Roman"/>
    </style:style>
    <style:style style:name="P63" style:family="paragraph" style:parent-style-name="Normal">
      <style:paragraph-properties fo:margin-top="0cm" fo:margin-bottom="0cm" style:contextual-spacing="false" fo:line-height="115%"/>
      <style:text-properties style:font-name="Times New Roman" officeooo:rsid="000fe62e" officeooo:paragraph-rsid="00117534" style:font-name-complex="Times New Roman"/>
    </style:style>
    <style:style style:name="P64" style:family="paragraph" style:parent-style-name="Normal">
      <style:paragraph-properties fo:margin-top="0cm" fo:margin-bottom="0cm" style:contextual-spacing="false" fo:line-height="115%"/>
      <style:text-properties style:font-name="Times New Roman" officeooo:rsid="000fe62e" officeooo:paragraph-rsid="0012e09e" style:font-name-complex="Times New Roman"/>
    </style:style>
    <style:style style:name="P65" style:family="paragraph" style:parent-style-name="Normal">
      <style:paragraph-properties fo:margin-top="0cm" fo:margin-bottom="0cm" style:contextual-spacing="false" fo:line-height="115%"/>
      <style:text-properties style:font-name="Times New Roman" officeooo:rsid="000fe62e" officeooo:paragraph-rsid="001dd380" style:font-name-complex="Times New Roman"/>
    </style:style>
    <style:style style:name="P66" style:family="paragraph" style:parent-style-name="Normal">
      <style:paragraph-properties fo:margin-top="0cm" fo:margin-bottom="0cm" style:contextual-spacing="false" fo:line-height="115%"/>
      <style:text-properties style:font-name="Times New Roman" officeooo:rsid="0007527c" officeooo:paragraph-rsid="00199d45" style:font-name-complex="Times New Roman"/>
    </style:style>
    <style:style style:name="P67" style:family="paragraph" style:parent-style-name="Normal">
      <style:paragraph-properties fo:margin-top="0cm" fo:margin-bottom="0cm" style:contextual-spacing="false" fo:line-height="115%"/>
      <style:text-properties style:font-name="Times New Roman" officeooo:rsid="0007527c" officeooo:paragraph-rsid="001d5294" style:font-name-complex="Times New Roman"/>
    </style:style>
    <style:style style:name="P68" style:family="paragraph" style:parent-style-name="Normal">
      <style:paragraph-properties fo:margin-top="0cm" fo:margin-bottom="0cm" style:contextual-spacing="false" fo:line-height="115%"/>
      <style:text-properties style:font-name="Times New Roman" officeooo:rsid="000f0783" officeooo:paragraph-rsid="00199d45" style:font-name-complex="Times New Roman"/>
    </style:style>
    <style:style style:name="P69" style:family="paragraph" style:parent-style-name="Normal">
      <style:paragraph-properties fo:margin-top="0cm" fo:margin-bottom="0cm" style:contextual-spacing="false" fo:line-height="115%"/>
      <style:text-properties style:font-name="Times New Roman" officeooo:rsid="000f0783" officeooo:paragraph-rsid="000f0783" style:font-name-complex="Times New Roman"/>
    </style:style>
    <style:style style:name="P70" style:family="paragraph" style:parent-style-name="Normal">
      <style:paragraph-properties fo:margin-top="0cm" fo:margin-bottom="0cm" style:contextual-spacing="false" fo:line-height="115%"/>
      <style:text-properties style:font-name="Times New Roman" officeooo:rsid="000f0783" officeooo:paragraph-rsid="00145fe1" style:font-name-complex="Times New Roman"/>
    </style:style>
    <style:style style:name="P71" style:family="paragraph" style:parent-style-name="Normal">
      <style:paragraph-properties fo:margin-top="0cm" fo:margin-bottom="0cm" style:contextual-spacing="false" fo:line-height="115%"/>
      <style:text-properties style:font-name="Times New Roman" officeooo:rsid="000f0783" officeooo:paragraph-rsid="001d5294" style:font-name-complex="Times New Roman"/>
    </style:style>
    <style:style style:name="P72" style:family="paragraph" style:parent-style-name="Normal">
      <style:paragraph-properties fo:margin-top="0cm" fo:margin-bottom="0cm" style:contextual-spacing="false" fo:line-height="115%"/>
      <style:text-properties style:font-name="Times New Roman" officeooo:rsid="001ba0db" officeooo:paragraph-rsid="001ba0db" style:font-name-complex="Times New Roman"/>
    </style:style>
    <style:style style:name="P73" style:family="paragraph" style:parent-style-name="Normal">
      <style:paragraph-properties fo:margin-top="0cm" fo:margin-bottom="0cm" style:contextual-spacing="false" fo:line-height="115%"/>
      <style:text-properties style:font-name="Times New Roman" officeooo:rsid="001d5294" officeooo:paragraph-rsid="001d5294" style:font-name-complex="Times New Roman"/>
    </style:style>
    <style:style style:name="P74" style:family="paragraph" style:parent-style-name="Normal">
      <style:paragraph-properties fo:margin-top="0cm" fo:margin-bottom="0cm" style:contextual-spacing="false" fo:line-height="115%"/>
      <style:text-properties style:font-name="Times New Roman" officeooo:rsid="001f12a8" officeooo:paragraph-rsid="001f12a8" style:font-name-complex="Times New Roman"/>
    </style:style>
    <style:style style:name="P75" style:family="paragraph" style:parent-style-name="Normal">
      <style:paragraph-properties fo:margin-top="0cm" fo:margin-bottom="0cm" style:contextual-spacing="false" fo:line-height="115%"/>
      <style:text-properties style:font-name="Times New Roman" fo:font-weight="bold" officeooo:paragraph-rsid="001dd380" style:font-weight-asian="bold" style:font-name-complex="Times New Roman" style:font-weight-complex="bold"/>
    </style:style>
    <style:style style:name="P76" style:family="paragraph" style:parent-style-name="Normal">
      <style:paragraph-properties fo:margin-top="0cm" fo:margin-bottom="0cm" style:contextual-spacing="false" fo:line-height="115%"/>
      <style:text-properties officeooo:paragraph-rsid="001dd380"/>
    </style:style>
    <style:style style:name="P77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0fe62e" style:font-name-complex="Times New Roman"/>
    </style:style>
    <style:style style:name="P78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199d45" style:font-name-complex="Times New Roman"/>
    </style:style>
    <style:style style:name="P79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1d5294" style:font-name-complex="Times New Roman"/>
    </style:style>
    <style:style style:name="P80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paragraph-rsid="001dd380" style:font-name-complex="Times New Roman"/>
    </style:style>
    <style:style style:name="P81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rsid="001d5294" officeooo:paragraph-rsid="001d5294" style:font-name-complex="Times New Roman"/>
    </style:style>
    <style:style style:name="P82" style:family="paragraph" style:parent-style-name="Normal">
      <style:paragraph-properties fo:margin-top="0cm" fo:margin-bottom="0cm" style:contextual-spacing="false" fo:line-height="115%"/>
      <style:text-properties fo:color="#00b050" style:font-name="Times New Roman" officeooo:rsid="001f12a8" officeooo:paragraph-rsid="001f12a8" style:font-name-complex="Times New Roman"/>
    </style:style>
    <style:style style:name="P83" style:family="paragraph" style:parent-style-name="Normal">
      <style:paragraph-properties fo:margin-top="0cm" fo:margin-bottom="0cm" style:contextual-spacing="false" fo:line-height="115%"/>
      <style:text-properties officeooo:rsid="00199d45" officeooo:paragraph-rsid="00199d45"/>
    </style:style>
    <style:style style:name="P84" style:family="paragraph" style:parent-style-name="Normal">
      <style:paragraph-properties fo:margin-top="0cm" fo:margin-bottom="0cm" style:contextual-spacing="false" fo:line-height="115%"/>
      <style:text-properties officeooo:rsid="001d5294" officeooo:paragraph-rsid="001d5294"/>
    </style:style>
    <style:style style:name="P85" style:family="paragraph" style:parent-style-name="Normal">
      <style:text-properties style:font-name="Times New Roman" officeooo:paragraph-rsid="001dd380" style:font-name-complex="Times New Roman"/>
    </style:style>
    <style:style style:name="P86" style:family="paragraph" style:parent-style-name="Normal">
      <style:text-properties officeooo:paragraph-rsid="001dd380"/>
    </style:style>
    <style:style style:name="P87" style:family="paragraph" style:parent-style-name="Heading_20_2">
      <style:text-properties style:font-name="Times New Roman" fo:font-size="12pt" style:font-size-asian="12pt" style:font-name-complex="Times New Roman" style:font-size-complex="12pt"/>
    </style:style>
    <style:style style:name="P88" style:family="paragraph" style:parent-style-name="Heading_20_2">
      <style:text-properties style:font-name="Times New Roman" fo:font-size="12pt" officeooo:paragraph-rsid="001044f3" style:font-size-asian="12pt" style:font-name-complex="Times New Roman" style:font-size-complex="12pt"/>
    </style:style>
    <style:style style:name="P89" style:family="paragraph" style:parent-style-name="Heading_20_2">
      <style:text-properties style:font-name="Times New Roman" fo:font-size="12pt" officeooo:paragraph-rsid="00145fe1" style:font-size-asian="12pt" style:font-name-complex="Times New Roman" style:font-size-complex="12pt"/>
    </style:style>
    <style:style style:name="P90" style:family="paragraph" style:parent-style-name="Heading_20_2">
      <style:text-properties style:font-name="Times New Roman" fo:font-size="12pt" officeooo:paragraph-rsid="001dd380" style:font-size-asian="12pt" style:font-name-complex="Times New Roman" style:font-size-complex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complex="Times New Roman" style:font-weight-complex="bold"/>
    </style:style>
    <style:style style:name="T3" style:family="text">
      <style:text-properties style:font-name="Times New Roman" officeooo:rsid="00199d45" style:font-name-complex="Times New Roman" style:font-weight-complex="bold"/>
    </style:style>
    <style:style style:name="T4" style:family="text">
      <style:text-properties style:font-name="Times New Roman" officeooo:rsid="001dfd8b" style:font-name-complex="Times New Roman" style:font-weight-complex="bold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7527c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db56d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1044f3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145fe1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16ce6e" style:font-size-asian="14pt" style:font-name-complex="Times New Roman" style:font-size-complex="14pt"/>
    </style:style>
    <style:style style:name="T11" style:family="text">
      <style:text-properties style:font-name="Times New Roman" fo:font-size="14pt" officeooo:rsid="0018a8c7" style:font-size-asian="14pt" style:font-name-complex="Times New Roman" style:font-size-complex="14pt"/>
    </style:style>
    <style:style style:name="T12" style:family="text">
      <style:text-properties style:font-name="Times New Roman" fo:font-size="14pt" officeooo:rsid="001dd380" style:font-size-asian="14pt" style:font-name-complex="Times New Roman" style:font-size-complex="14pt"/>
    </style:style>
    <style:style style:name="T13" style:family="text">
      <style:text-properties style:font-name="Times New Roman" fo:font-size="11pt" officeooo:rsid="000db56d" style:font-size-asian="9.60000038146973pt" style:font-name-complex="Times New Roman" style:font-size-complex="11pt"/>
    </style:style>
    <style:style style:name="T14" style:family="text">
      <style:text-properties style:font-name="Times New Roman" fo:font-size="11pt" officeooo:rsid="001044f3" style:font-size-asian="9.60000038146973pt" style:font-name-complex="Times New Roman" style:font-size-complex="11pt"/>
    </style:style>
    <style:style style:name="T15" style:family="text">
      <style:text-properties style:font-name="Times New Roman" fo:font-size="11pt" officeooo:rsid="00145fe1" style:font-size-asian="9.60000038146973pt" style:font-name-complex="Times New Roman" style:font-size-complex="11pt"/>
    </style:style>
    <style:style style:name="T16" style:family="text">
      <style:text-properties style:font-name="Times New Roman" fo:font-size="11pt" officeooo:rsid="0016ce6e" style:font-size-asian="9.60000038146973pt" style:font-name-complex="Times New Roman" style:font-size-complex="11pt"/>
    </style:style>
    <style:style style:name="T17" style:family="text">
      <style:text-properties style:font-name="Times New Roman" fo:font-size="11pt" officeooo:rsid="0018a8c7" style:font-size-asian="9.60000038146973pt" style:font-name-complex="Times New Roman" style:font-size-complex="11pt"/>
    </style:style>
    <style:style style:name="T18" style:family="text">
      <style:text-properties style:font-name="Times New Roman" fo:font-size="11pt" officeooo:rsid="001b4ac5" style:font-size-asian="9.60000038146973pt" style:font-name-complex="Times New Roman" style:font-size-complex="11pt"/>
    </style:style>
    <style:style style:name="T19" style:family="text">
      <style:text-properties style:font-name="Times New Roman" fo:font-size="11pt" officeooo:rsid="001dd380" style:font-size-asian="9.60000038146973pt" style:font-name-complex="Times New Roman" style:font-size-complex="11pt"/>
    </style:style>
    <style:style style:name="T20" style:family="text">
      <style:text-properties fo:color="#00b050" style:font-name="Times New Roman" style:font-name-complex="Times New Roman"/>
    </style:style>
    <style:style style:name="T21" style:family="text">
      <style:text-properties fo:color="#ff0000" style:font-name="Times New Roman" style:font-name-complex="Times New Roman"/>
    </style:style>
    <style:style style:name="T22" style:family="text">
      <style:text-properties fo:color="#c45911" style:font-name="Times New Roman" style:font-name-complex="Times New Roman"/>
    </style:style>
    <style:style style:name="T23" style:family="text">
      <style:text-properties officeooo:rsid="00063cfc"/>
    </style:style>
    <style:style style:name="T24" style:family="text">
      <style:text-properties officeooo:rsid="0007527c"/>
    </style:style>
    <style:style style:name="T25" style:family="text">
      <style:text-properties officeooo:rsid="00079027"/>
    </style:style>
    <style:style style:name="T26" style:family="text">
      <style:text-properties fo:font-size="20pt" officeooo:rsid="0004702a" style:font-size-asian="20pt" style:font-size-complex="20pt"/>
    </style:style>
    <style:style style:name="T27" style:family="text">
      <style:text-properties fo:font-size="20pt" officeooo:rsid="0009e214" style:font-size-asian="20pt" style:font-size-complex="20pt"/>
    </style:style>
    <style:style style:name="T28" style:family="text">
      <style:text-properties officeooo:rsid="000f0783"/>
    </style:style>
    <style:style style:name="T29" style:family="text">
      <style:text-properties officeooo:rsid="000fe62e"/>
    </style:style>
    <style:style style:name="T30" style:family="text">
      <style:text-properties fo:color="#cc0000" officeooo:rsid="0007527c"/>
    </style:style>
    <style:style style:name="T31" style:family="text">
      <style:text-properties fo:color="#cc0000" officeooo:rsid="000fe62e"/>
    </style:style>
    <style:style style:name="T32" style:family="text">
      <style:text-properties fo:color="#cc0000" officeooo:rsid="00145fe1"/>
    </style:style>
    <style:style style:name="T33" style:family="text">
      <style:text-properties fo:color="#cc0000" officeooo:rsid="00199d45"/>
    </style:style>
    <style:style style:name="T34" style:family="text">
      <style:text-properties fo:color="#cc0000" officeooo:rsid="001d5294"/>
    </style:style>
    <style:style style:name="T35" style:family="text">
      <style:text-properties officeooo:rsid="001044f3"/>
    </style:style>
    <style:style style:name="T36" style:family="text">
      <style:text-properties officeooo:rsid="0012e09e"/>
    </style:style>
    <style:style style:name="T37" style:family="text">
      <style:text-properties officeooo:rsid="00145fe1"/>
    </style:style>
    <style:style style:name="T38" style:family="text">
      <style:text-properties officeooo:rsid="00199d45"/>
    </style:style>
    <style:style style:name="T39" style:family="text">
      <style:text-properties officeooo:rsid="001b4ac5"/>
    </style:style>
    <style:style style:name="T40" style:family="text">
      <style:text-properties officeooo:rsid="001d5294"/>
    </style:style>
    <style:style style:name="T41" style:family="text">
      <style:text-properties officeooo:rsid="001dd380"/>
    </style:style>
    <style:style style:name="T42" style:family="text">
      <style:text-properties officeooo:rsid="0020f1c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<text:span text:style-name="T26">B</text:span><text:span text:style-name="T27">lackboxtestning av Medlemshanteraren 1.0</text:span></text:h>
      <text:p text:style-name="P8"/>
      <text:h text:style-name="P39" text:outline-level="1">1. Applikationsspecifikation</text:h>
      <text:p text:style-name="P3">Applikationen medlemshanteraren lägger till/uppdaterar/tar bort samt listar medlemmar som lagts till i ett register (MySQL-databas), med samma funktionalitet för hantering av Medlemshanterarens administratörer. <text:span text:style-name="T23">För att hantera medlemmar måste en administratör logga in, genom att ange korrekt användaruppgifter. Medlemmar kan sedan läggas till/uppdateras/raderas genom formulär direkt i applikationens interface.</text:span></text:p>
      <text:h text:style-name="P39" text:outline-level="1">2. Förklaring av blackboxtestning</text:h>
      <text:p text:style-name="P4">För att testa att ovanstående applikationsspecifikation överensstämmer med verkligheten kommer ett antal test att utföras för att bekräfta detta. Dessa test utförs utan <text:span text:style-name="T23">att arbeta utifrån applikationens källkod, dvs. direkt i applikationens interface.</text:span></text:p>
      <text:p text:style-name="P5"><text:span text:style-name="T23">T</text:span>estningen delas upp i olika sektioner, där ny sektion anges med ny underrubrik.</text:p>
      <text:p text:style-name="Normal"><text:span text:style-name="Standardstycketeckensnitt"><text:span text:style-name="T1">Testningen fungerar på så sätt att en given input anges tillsammans med en förväntad output och faktisk output. </text:span></text:span><text:span text:style-name="Standardstycketeckensnitt"><text:span text:style-name="T20">Grön text </text:span></text:span><text:span text:style-name="Standardstycketeckensnitt"><text:span text:style-name="T1">symboliserar ett lyckat test, dvs. där programmet körs och levererar förväntat resultat, </text:span></text:span><text:span text:style-name="Standardstycketeckensnitt"><text:span text:style-name="T21">röd text </text:span></text:span><text:span text:style-name="Standardstycketeckensnitt"><text:span text:style-name="T1">symboliserar det motsatta. </text:span></text:span><text:span text:style-name="Standardstycketeckensnitt"><text:span text:style-name="T22">Orange text </text:span></text:span><text:span text:style-name="Standardstycketeckensnitt"><text:span text:style-name="T1">symboliserar att det finns brister i funktionen.</text:span></text:span></text:p>
      <text:p text:style-name="P1"/>
      <text:h text:style-name="P39" text:outline-level="1">3. Blackboxtestning</text:h>
      <text:h text:style-name="P41" text:outline-level="1"><text:span text:style-name="Standardstycketeckensnitt"><text:span text:style-name="T6">3</text:span></text:span><text:span text:style-name="Standardstycketeckensnitt"><text:span text:style-name="T5">.</text:span></text:span><text:span text:style-name="Standardstycketeckensnitt"><text:span text:style-name="T6">1</text:span></text:span><text:span text:style-name="Standardstycketeckensnitt"><text:span text:style-name="T5"> </text:span></text:span><text:span text:style-name="Standardstycketeckensnitt"><text:span text:style-name="T7">Lägga till </text:span></text:span><text:span text:style-name="Standardstycketeckensnitt"><text:span text:style-name="T10">administratör</text:span></text:span></text:h>
      <text:p text:style-name="P9"><text:span text:style-name="Standardstycketeckensnitt"><text:span text:style-name="T13">För att lägga till en </text:span></text:span><text:span text:style-name="Standardstycketeckensnitt"><text:span text:style-name="T16">administratör</text:span></text:span><text:span text:style-name="Standardstycketeckensnitt"><text:span text:style-name="T13"> i registret skall </text:span></text:span><text:span text:style-name="Standardstycketeckensnitt"><text:span text:style-name="T16">administratörens</text:span></text:span><text:span text:style-name="Standardstycketeckensnitt"><text:span text:style-name="T13"> alla uppgifter fyllas i (förnamn, efternamn, telefonnummer</text:span></text:span><text:span text:style-name="Standardstycketeckensnitt"><text:span text:style-name="T16">, epost, lösenord</text:span></text:span><text:span text:style-name="Standardstycketeckensnitt"><text:span text:style-name="T13">) ett unikt ID för varje </text:span></text:span><text:span text:style-name="Standardstycketeckensnitt"><text:span text:style-name="T16">administratör</text:span></text:span><text:span text:style-name="Standardstycketeckensnitt"><text:span text:style-name="T13"> tilldelas automatiskt. Uppfylls inte alla kraven skall </text:span></text:span><text:span text:style-name="Standardstycketeckensnitt"><text:span text:style-name="T16">administratören</text:span></text:span><text:span text:style-name="Standardstycketeckensnitt"><text:span text:style-name="T13"> ej läggas till i registret och användaren informeras om varför.</text:span>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 table:style-name="Tabell1.1">
          <table:table-cell table:style-name="Tabell1.A1" office:value-type="string">
            <text:p text:style-name="P12">ID</text:p>
          </table:table-cell>
          <table:table-cell table:style-name="Tabell1.A1" office:value-type="string">
            <text:p text:style-name="P12">INPUT</text:p>
          </table:table-cell>
          <table:table-cell table:style-name="Tabell1.A1" office:value-type="string">
            <text:p text:style-name="P12">FÖRVÄNTAD OUTPUT</text:p>
          </table:table-cell>
          <table:table-cell table:style-name="Tabell1.A1" office:value-type="string">
            <text:p text:style-name="P12">FAKTISKT OUTPUT</text:p>
          </table:table-cell>
          <table:table-cell table:style-name="Tabell1.A1" office:value-type="string">
            <text:p text:style-name="P12">Fel</text:p>
          </table:table-cell>
        </table:table-row>
        <table:table-row table:style-name="Tabell1.2">
          <table:table-cell table:style-name="Tabell1.A2" office:value-type="string">
            <text:p text:style-name="P26"><text:span text:style-name="Standardstycketeckensnitt"><text:span text:style-name="T2">#1</text:span></text:span></text:p>
          </table:table-cell>
          <table:table-cell table:style-name="Tabell1.A2" office:value-type="string">
            <text:p text:style-name="P15"><text:span text:style-name="T28">Förnamn</text:span>: <text:span text:style-name="T28">George R.R</text:span><text:line-break/><text:span text:style-name="T28">Efternamn</text:span>: <text:span text:style-name="T28">Martin</text:span></text:p>
            <text:p text:style-name="P69">Telefon: 555-343232</text:p>
            <text:p text:style-name="P72">Mail: <text:a xlink:type="simple" xlink:href="mailto:test@test.com">test@test.com</text:a><text:line-break/>Lösen: test</text:p>
          </table:table-cell>
          <table:table-cell table:style-name="Tabell1.A2" office:value-type="string">
            <text:p text:style-name="P56"><text:span text:style-name="T38">Administratören</text:span> har nu lagts till i registret!</text:p>
          </table:table-cell>
          <table:table-cell table:style-name="Tabell1.A2" office:value-type="string">
            <text:p text:style-name="P20">”<text:span text:style-name="T38">Administratören har nu lagts till i registret”.</text:span></text:p>
          </table:table-cell>
          <table:table-cell table:style-name="Tabell1.A2" office:value-type="string">
            <text:p text:style-name="P20">Nej</text:p>
          </table:table-cell>
        </table:table-row>
        <table:table-row table:style-name="Tabell1.1">
          <table:table-cell table:style-name="Tabell1.A1" office:value-type="string">
            <text:p text:style-name="P26"><text:span text:style-name="Standardstycketeckensnitt"><text:span text:style-name="T2">#2</text:span></text:span></text:p>
          </table:table-cell>
          <table:table-cell table:style-name="Tabell1.A1" office:value-type="string">
            <text:p text:style-name="P16"><text:span text:style-name="T28">Förnamn</text:span>: <text:span text:style-name="T29">Peter</text:span><text:line-break/><text:span text:style-name="T28">Efternamn</text:span>: <text:span text:style-name="T29">Bishop</text:span></text:p>
            <text:p text:style-name="P18">Telefon: <text:span text:style-name="T38">555-12345<text:line-break/>Mail: </text:span><text:a xlink:type="simple" xlink:href="mailto:test@test.com"><text:span text:style-name="T38">test@test.com</text:span></text:a><text:span text:style-name="T38"><text:line-break/>Lösen:</text:span><text:line-break/><text:line-break/><text:span text:style-name="T29">HTML5-kompatibel webbläsare</text:span></text:p>
          </table:table-cell>
          <table:table-cell table:style-name="Tabell1.A1" office:value-type="string">
            <text:p text:style-name="P29"><text:span text:style-name="Standardstycketeckensnitt">”</text:span><text:span text:style-name="Standardstycketeckensnitt"><text:span text:style-name="T29">Fältet (för lösenord) får ej lämnas blankt”</text:span></text:span></text:p>
          </table:table-cell>
          <table:table-cell table:style-name="Tabell1.A1" office:value-type="string">
            <text:p text:style-name="P20"><text:span text:style-name="Standardstycketeckensnitt">”</text:span><text:span text:style-name="Standardstycketeckensnitt"><text:span text:style-name="T29">Fältet (för lösenord) får ej lämnas blankt”</text:span></text:span></text:p>
          </table:table-cell>
          <table:table-cell table:style-name="Tabell1.A1" office:value-type="string">
            <text:p text:style-name="P21"><text:span text:style-name="Standardstycketeckensnitt"><text:span text:style-name="T20">Nej</text:span></text:span></text:p>
          </table:table-cell>
        </table:table-row>
        <table:table-row table:style-name="Tabell1.2">
          <table:table-cell table:style-name="Tabell1.A2" office:value-type="string">
            <text:p text:style-name="P26"><text:span text:style-name="Standardstycketeckensnitt"><text:span text:style-name="T2">#3</text:span></text:span></text:p>
          </table:table-cell>
          <table:table-cell table:style-name="Tabell1.A2" office:value-type="string">
            <text:p text:style-name="P66"><text:span text:style-name="T28">Förnamn</text:span>: <text:span text:style-name="T29">Peter</text:span><text:line-break/><text:span text:style-name="T28">Efternamn</text:span>: <text:span text:style-name="T29">Bishop</text:span></text:p>
            <text:p text:style-name="P68">Telefon: <text:span text:style-name="T38">555-12345<text:line-break/>Mail: </text:span><text:a xlink:type="simple" xlink:href="mailto:test@test.com"><text:span text:style-name="T38">test@test.com</text:span></text:a><text:span text:style-name="T38"><text:line-break/>Lösen:</text:span><text:line-break/><text:line-break/><text:span text:style-name="T29">HTML5-icke-kompatibel webbläsare/required avstängt i form.</text:span></text:p>
          </table:table-cell>
          <table:table-cell table:style-name="Tabell1.A2" office:value-type="string">
            <text:p text:style-name="P30"><text:span text:style-name="Standardstycketeckensnitt"><text:span text:style-name="T29">Genererar ett felmeddelande</text:span></text:span></text:p>
          </table:table-cell>
          <table:table-cell table:style-name="Tabell1.A2" office:value-type="string">
            <text:p text:style-name="P22"><text:span text:style-name="Standardstycketeckensnitt"><text:span text:style-name="T30">”</text:span></text:span><text:span text:style-name="Standardstycketeckensnitt"><text:span text:style-name="T33">Administratören</text:span></text:span><text:span text:style-name="Standardstycketeckensnitt"><text:span text:style-name="T30"> har nu lagts till i registret”.</text:span></text:span></text:p>
          </table:table-cell>
          <table:table-cell table:style-name="Tabell1.A2" office:value-type="string">
            <text:p text:style-name="P22"><text:span text:style-name="Standardstycketeckensnitt"><text:span text:style-name="T31">Ja</text:span></text:span></text:p>
          </table:table-cell>
        </table:table-row>
        <table:table-row table:style-name="Tabell1.1">
          <table:table-cell table:style-name="Tabell1.A1" office:value-type="string">
            <text:p text:style-name="P26"><text:span text:style-name="Standardstycketeckensnitt"><text:span text:style-name="T2">#4</text:span></text:span></text:p>
          </table:table-cell>
          <table:table-cell table:style-name="Tabell1.A1" office:value-type="string">
            <text:p text:style-name="P16"><text:span text:style-name="T28">Förnamn</text:span>:<text:line-break/><text:span text:style-name="T28">Efternamn</text:span>:</text:p>
            <text:p text:style-name="P68">Telefon:</text:p>
            <text:p text:style-name="P68"><text:span text:style-name="T38">Mail:<text:line-break/>Lösen:</text:span><text:line-break/><text:line-break/><text:span text:style-name="T29">HTML5-kompatibel webbläsare</text:span></text:p>
          </table:table-cell>
          <table:table-cell table:style-name="Tabell1.A1" office:value-type="string">
            <text:p text:style-name="P32"><text:span text:style-name="Standardstycketeckensnitt">”</text:span><text:span text:style-name="Standardstycketeckensnitt"><text:span text:style-name="T29">Fältet (för förnamn, efternamn, telefonnummer, mail samt lösen) får ej lämnas blankt”</text:span></text:span></text:p>
          </table:table-cell>
          <table:table-cell table:style-name="Tabell1.A1" office:value-type="string">
            <text:p text:style-name="P22"><text:span text:style-name="Standardstycketeckensnitt"><text:span text:style-name="T24">”Fältet (för förnamn, efternamn, telefonnummer, mail samt lösen) får ej lämnas blankt”.</text:span></text:span></text:p>
          </table:table-cell>
          <table:table-cell table:style-name="Tabell1.A1" office:value-type="string">
            <text:p text:style-name="P21"><text:span text:style-name="Standardstycketeckensnitt"><text:span text:style-name="T20">Nej</text:span></text:span></text:p>
          </table:table-cell>
        </table:table-row>
        <table:table-row table:style-name="Tabell1.1">
          <table:table-cell table:style-name="Tabell1.A7" office:value-type="string">
            <text:p text:style-name="P37">#5</text:p>
          </table:table-cell>
          <table:table-cell table:style-name="Tabell1.B7" office:value-type="string">
            <text:p text:style-name="P66"><text:span text:style-name="T28">Förnamn</text:span>:<text:line-break/><text:span text:style-name="T28">Efternamn</text:span>:</text:p>
            <text:p text:style-name="P68">Telefon:</text:p>
            <text:p text:style-name="P68"><text:span text:style-name="T38">Mail:<text:line-break/>Lösen:</text:span><text:line-break/><text:line-break/><text:span text:style-name="T29">HTML5-icke-kompatibel </text:span><text:soft-page-break/><text:span text:style-name="T29">webbläsare/required avstängt i form.</text:span></text:p>
          </table:table-cell>
          <table:table-cell table:style-name="Tabell1.C7" office:value-type="string">
            <text:p text:style-name="P32"><text:span text:style-name="Standardstycketeckensnitt"><text:span text:style-name="T29">Genererar ett felmeddelande</text:span></text:span></text:p>
          </table:table-cell>
          <table:table-cell table:style-name="Tabell1.D7" office:value-type="string">
            <text:p text:style-name="P22"><text:span text:style-name="Standardstycketeckensnitt"><text:span text:style-name="T30">”</text:span></text:span><text:span text:style-name="Standardstycketeckensnitt"><text:span text:style-name="T33">Administratören</text:span></text:span><text:span text:style-name="Standardstycketeckensnitt"><text:span text:style-name="T30"> har nu lagts till i registret”.</text:span></text:span></text:p>
          </table:table-cell>
          <table:table-cell table:style-name="Tabell1.E7" office:value-type="string">
            <text:p text:style-name="P22"><text:span text:style-name="Standardstycketeckensnitt"><text:span text:style-name="T31">Ja</text:span></text:span></text:p>
          </table:table-cell>
        </table:table-row>
        <table:table-row table:style-name="Tabell1.1">
          <table:table-cell table:style-name="Tabell1.A7" office:value-type="string">
            <text:p text:style-name="P83">#6</text:p>
          </table:table-cell>
          <table:table-cell table:style-name="Tabell1.B7" office:value-type="string">
            <text:p text:style-name="P66"><text:span text:style-name="T28">Förnamn</text:span>: <text:span text:style-name="T38">Test</text:span><text:line-break/><text:span text:style-name="T28">Efternamn</text:span>: <text:span text:style-name="T38">Test</text:span></text:p>
            <text:p text:style-name="P68">Telefon: <text:span text:style-name="T38">08-123456</text:span></text:p>
            <text:p text:style-name="P68"><text:span text:style-name="T38">Mail: admin@admin.com<text:line-break/>Lösen: admin!<text:line-break/><text:line-break/>(Denna post finns redan i registret)</text:span></text:p>
          </table:table-cell>
          <table:table-cell table:style-name="Tabell1.C7" office:value-type="string">
            <text:p text:style-name="P58"><text:span text:style-name="Standardstycketeckensnitt"><text:span text:style-name="T29">Genererar ett felmeddelande</text:span></text:span></text:p>
          </table:table-cell>
          <table:table-cell table:style-name="Tabell1.D7" office:value-type="string">
            <text:p text:style-name="P78"><text:span text:style-name="Standardstycketeckensnitt"><text:span text:style-name="T30">”</text:span></text:span><text:span text:style-name="Standardstycketeckensnitt"><text:span text:style-name="T33">Administratören</text:span></text:span><text:span text:style-name="Standardstycketeckensnitt"><text:span text:style-name="T30"> har nu lagts till i registret”.</text:span></text:span></text:p>
          </table:table-cell>
          <table:table-cell table:style-name="Tabell1.E7" office:value-type="string">
            <text:p text:style-name="P78"><text:span text:style-name="Standardstycketeckensnitt"><text:span text:style-name="T31">Ja</text:span></text:span></text:p>
          </table:table-cell>
        </table:table-row>
      </table:table>
      <text:h text:style-name="P87" text:outline-level="2">3.1.<text:span text:style-name="T25">1</text:span> Kommentarer kring testerna</text:h>
      <text:p text:style-name="P2">Testerna ovan påvisar att:</text:p>
      <text:list xml:id="list2319343343462808113" text:style-name="L1">
        <text:list-item>
          <text:p text:style-name="P48">Applikationen framgångsrikt kan lägga till nya <text:span text:style-name="T38">administratörer</text:span> i registret.</text:p>
        </text:list-item>
        <text:list-item>
          <text:p text:style-name="P48">Applikationen validerar input på klientsidan korrekt.</text:p>
        </text:list-item>
        <text:list-item>
          <text:p text:style-name="P48">Applikationen validerar ej input på serversidan korrekt, fält kan lämnas tomma.</text:p>
        </text:list-item>
        <text:list-item>
          <text:p text:style-name="P52">Administratörer med samma användarnman (epost) kan läggas till.</text:p>
        </text:list-item>
      </text:list>
      <text:h text:style-name="P42" text:outline-level="1"><text:span text:style-name="Standardstycketeckensnitt"><text:span text:style-name="T6"/></text:span></text:h>
      <text:h text:style-name="P44" text:outline-level="1"><text:span text:style-name="Standardstycketeckensnitt"><text:span text:style-name="T6">3</text:span></text:span><text:span text:style-name="Standardstycketeckensnitt"><text:span text:style-name="T5">.</text:span></text:span><text:span text:style-name="Standardstycketeckensnitt"><text:span text:style-name="T8">2</text:span></text:span><text:span text:style-name="Standardstycketeckensnitt"><text:span text:style-name="T5"> </text:span></text:span><text:span text:style-name="Standardstycketeckensnitt"><text:span text:style-name="T8">Ta bort</text:span></text:span><text:span text:style-name="Standardstycketeckensnitt"><text:span text:style-name="T7"> </text:span></text:span><text:span text:style-name="Standardstycketeckensnitt"><text:span text:style-name="T11">administratör</text:span></text:span></text:h>
      <text:p text:style-name="P10"><text:span text:style-name="Standardstycketeckensnitt"><text:span text:style-name="T14">Vid listning av </text:span></text:span><text:span text:style-name="Standardstycketeckensnitt"><text:span text:style-name="T17">administratörer</text:span></text:span><text:span text:style-name="Standardstycketeckensnitt"><text:span text:style-name="T14"> skall även länkning för var </text:span></text:span><text:span text:style-name="Standardstycketeckensnitt"><text:span text:style-name="T17">administratör</text:span></text:span><text:span text:style-name="Standardstycketeckensnitt"><text:span text:style-name="T14"> vars uppgift är att radera denna ur registret presenteras, efter att systemet på klientsidan dubbelkollat att man verkligen vill radera denna </text:span></text:span><text:span text:style-name="Standardstycketeckensnitt"><text:span text:style-name="T17">administratör</text:span></text:span><text:span text:style-name="Standardstycketeckensnitt"><text:span text:style-name="T14">.</text:span></text:span>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 table:style-name="Tabell2.1">
          <table:table-cell table:style-name="Tabell2.A1" office:value-type="string">
            <text:p text:style-name="P13">ID</text:p>
          </table:table-cell>
          <table:table-cell table:style-name="Tabell2.A1" office:value-type="string">
            <text:p text:style-name="P13">INPUT</text:p>
          </table:table-cell>
          <table:table-cell table:style-name="Tabell2.A1" office:value-type="string">
            <text:p text:style-name="P13">FÖRVÄNTAD OUTPUT</text:p>
          </table:table-cell>
          <table:table-cell table:style-name="Tabell2.A1" office:value-type="string">
            <text:p text:style-name="P13">FAKTISKT OUTPUT</text:p>
          </table:table-cell>
          <table:table-cell table:style-name="Tabell2.A1" office:value-type="string">
            <text:p text:style-name="P13">Fel</text:p>
          </table:table-cell>
        </table:table-row>
        <table:table-row table:style-name="Tabell2.2">
          <table:table-cell table:style-name="Tabell2.A2" office:value-type="string">
            <text:p text:style-name="P27"><text:span text:style-name="Standardstycketeckensnitt"><text:span text:style-name="T2">#</text:span></text:span><text:span text:style-name="Standardstycketeckensnitt"><text:span text:style-name="T3">7</text:span></text:span></text:p>
          </table:table-cell>
          <table:table-cell table:style-name="Tabell2.A2" office:value-type="string">
            <text:p text:style-name="P19">Vill radera <text:span text:style-name="T38">administratör</text:span> ur registret: klick på raderalänk med JS aktiverat. </text:p>
          </table:table-cell>
          <table:table-cell table:style-name="Tabell2.A2" office:value-type="string">
            <text:p text:style-name="P34"><text:span text:style-name="T24">P</text:span>opup som frågar om man verkligen vill radera <text:span text:style-name="T38">administratören</text:span> ur registret, vid bekräftelse raderas <text:span text:style-name="T38">administratören</text:span>.</text:p>
          </table:table-cell>
          <table:table-cell table:style-name="Tabell2.A2" office:value-type="string">
            <text:p text:style-name="P23">”<text:span text:style-name="T35">Popup som frågar om jag verkligen vill radera posten (administratören), vid ja så raderas denne”.</text:span></text:p>
          </table:table-cell>
          <table:table-cell table:style-name="Tabell2.A2" office:value-type="string">
            <text:p text:style-name="P23">Nej</text:p>
          </table:table-cell>
        </table:table-row>
        <table:table-row table:style-name="Tabell2.1">
          <table:table-cell table:style-name="Tabell2.A1" office:value-type="string">
            <text:p text:style-name="P27"><text:span text:style-name="Standardstycketeckensnitt"><text:span text:style-name="T2">#</text:span></text:span><text:span text:style-name="Standardstycketeckensnitt"><text:span text:style-name="T3">8</text:span></text:span></text:p>
          </table:table-cell>
          <table:table-cell table:style-name="Tabell2.A1" office:value-type="string">
            <text:p text:style-name="P63">Vill radera <text:span text:style-name="T38">administratör</text:span> ur registret: klick på raderalänk med JS avaktiverat. </text:p>
          </table:table-cell>
          <table:table-cell table:style-name="Tabell2.A1" office:value-type="string">
            <text:p text:style-name="P35"><text:span text:style-name="Standardstycketeckensnitt"><text:span text:style-name="T38">Administratören raderas ur registret.</text:span></text:span></text:p>
          </table:table-cell>
          <table:table-cell table:style-name="Tabell2.A1" office:value-type="string">
            <text:p text:style-name="P23"><text:span text:style-name="Standardstycketeckensnitt">”</text:span><text:span text:style-name="Standardstycketeckensnitt"><text:span text:style-name="T38">Administratören raderas ur registret”.</text:span></text:span></text:p>
          </table:table-cell>
          <table:table-cell table:style-name="Tabell2.A1" office:value-type="string">
            <text:p text:style-name="P23"><text:span text:style-name="Standardstycketeckensnitt">Nej</text:span></text:p>
          </table:table-cell>
        </table:table-row>
        <table:table-row table:style-name="Tabell2.2">
          <table:table-cell table:style-name="Tabell2.A2" office:value-type="string">
            <text:p text:style-name="P27"><text:span text:style-name="Standardstycketeckensnitt"><text:span text:style-name="T2">#</text:span></text:span><text:span text:style-name="Standardstycketeckensnitt"><text:span text:style-name="T3">9</text:span></text:span></text:p>
          </table:table-cell>
          <table:table-cell table:style-name="Tabell2.A2" office:value-type="string">
            <text:p text:style-name="P64">Vill inte radera <text:span text:style-name="T38">administratör</text:span> ur registret: klick på raderalänk med JS aktiverat. </text:p>
          </table:table-cell>
          <table:table-cell table:style-name="Tabell2.A2" office:value-type="string">
            <text:p text:style-name="P36"><text:span text:style-name="Standardstycketeckensnitt"><text:span text:style-name="T24">Popup som frågar om man verkligen vill radera administratören ur registret, vid avbryt raderas inte administratören.</text:span></text:span></text:p>
          </table:table-cell>
          <table:table-cell table:style-name="Tabell2.A2" office:value-type="string">
            <text:p text:style-name="P24"><text:span text:style-name="Standardstycketeckensnitt"><text:span text:style-name="T24">”Administratören raderas inte ur registret”.</text:span></text:span></text:p>
          </table:table-cell>
          <table:table-cell table:style-name="Tabell2.A2" office:value-type="string">
            <text:p text:style-name="P24"><text:span text:style-name="Standardstycketeckensnitt"><text:span text:style-name="T29">Nej</text:span></text:span></text:p>
          </table:table-cell>
        </table:table-row>
        <table:table-row table:style-name="Tabell2.1">
          <table:table-cell table:style-name="Tabell2.A1" office:value-type="string">
            <text:p text:style-name="P27"><text:span text:style-name="Standardstycketeckensnitt"><text:span text:style-name="T2">#</text:span></text:span><text:span text:style-name="Standardstycketeckensnitt"><text:span text:style-name="T3">10</text:span></text:span></text:p>
          </table:table-cell>
          <table:table-cell table:style-name="Tabell2.A1" office:value-type="string">
            <text:p text:style-name="P64">Vill inte radera <text:span text:style-name="T39">administratör</text:span> ur registret: klick på raderalänk med JS avaktiverat. </text:p>
          </table:table-cell>
          <table:table-cell table:style-name="Tabell2.A1" office:value-type="string">
            <text:p text:style-name="P36"><text:span text:style-name="Standardstycketeckensnitt"><text:span text:style-name="T39">Administratören raderas ur registret.</text:span></text:span></text:p>
          </table:table-cell>
          <table:table-cell table:style-name="Tabell2.A1" office:value-type="string">
            <text:p text:style-name="P24"><text:span text:style-name="Standardstycketeckensnitt"><text:span text:style-name="T24">”Administratören raderas ur registret”.</text:span></text:span></text:p>
          </table:table-cell>
          <table:table-cell table:style-name="Tabell2.A1" office:value-type="string">
            <text:p text:style-name="P23"><text:span text:style-name="Standardstycketeckensnitt">Nej</text:span></text:p>
          </table:table-cell>
        </table:table-row>
      </table:table>
      <text:h text:style-name="P88" text:outline-level="2">3.<text:span text:style-name="T37">2</text:span>.<text:span text:style-name="T37">1</text:span> Kommentarer kring testerna</text:h>
      <text:p text:style-name="P6">Testerna ovan påvisar att:</text:p>
      <text:list xml:id="list192822913141255" text:continue-numbering="true" text:style-name="L1">
        <text:list-item>
          <text:p text:style-name="P49">Applikationen framgångsrikt kan <text:span text:style-name="T36">radera administratörer</text:span> <text:span text:style-name="T36">ur</text:span> registret.</text:p>
        </text:list-item>
        <text:list-item>
          <text:p text:style-name="P49">Applikationen validerar <text:span text:style-name="T36">raderingen på klientsidan.</text:span></text:p>
        </text:list-item>
        <text:list-item>
          <text:p text:style-name="P49">Applikationen validerar ej <text:span text:style-name="T36">raderingen på serversidan, vilket är överflödigt.</text:span></text:p>
        </text:list-item>
      </text:list>
      <text:h text:style-name="P43" text:outline-level="1"><text:span text:style-name="Standardstycketeckensnitt"><text:span text:style-name="T6"/></text:span></text:h>
      <text:h text:style-name="P45" text:outline-level="1"><text:span text:style-name="Standardstycketeckensnitt"><text:span text:style-name="T6">3</text:span></text:span><text:span text:style-name="Standardstycketeckensnitt"><text:span text:style-name="T5">.</text:span></text:span><text:span text:style-name="Standardstycketeckensnitt"><text:span text:style-name="T9">3</text:span></text:span><text:span text:style-name="Standardstycketeckensnitt"><text:span text:style-name="T5"> </text:span></text:span><text:span text:style-name="Standardstycketeckensnitt"><text:span text:style-name="T9">Uppdatera</text:span></text:span><text:span text:style-name="Standardstycketeckensnitt"><text:span text:style-name="T7"> </text:span></text:span><text:span text:style-name="Standardstycketeckensnitt"><text:span text:style-name="T11">administratör</text:span></text:span></text:h>
      <text:p text:style-name="P11"><text:span text:style-name="Standardstycketeckensnitt"><text:span text:style-name="T13">För att </text:span></text:span><text:span text:style-name="Standardstycketeckensnitt"><text:span text:style-name="T15">uppdatera</text:span></text:span><text:span text:style-name="Standardstycketeckensnitt"><text:span text:style-name="T13"> en </text:span></text:span><text:span text:style-name="Standardstycketeckensnitt"><text:span text:style-name="T18">administratör</text:span></text:span><text:span text:style-name="Standardstycketeckensnitt"><text:span text:style-name="T13"> i registret skall </text:span></text:span><text:span text:style-name="Standardstycketeckensnitt"><text:span text:style-name="T18">administratörens</text:span></text:span><text:span text:style-name="Standardstycketeckensnitt"><text:span text:style-name="T13"> alla uppgifter fyllas i (förnamn, efternamn, telefonnummer, </text:span></text:span><text:span text:style-name="Standardstycketeckensnitt"><text:span text:style-name="T18">epost, lösenord</text:span></text:span><text:span text:style-name="Standardstycketeckensnitt"><text:span text:style-name="T13">) Uppfylls inte alla kraven skall </text:span></text:span><text:span text:style-name="Standardstycketeckensnitt"><text:span text:style-name="T18">administratören</text:span></text:span><text:span text:style-name="Standardstycketeckensnitt"><text:span text:style-name="T13"> ej läggas till i registret och användaren informeras om varför.</text:span>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row table:style-name="Tabell3.1">
          <table:table-cell table:style-name="Tabell3.A1" office:value-type="string">
            <text:p text:style-name="P14">ID</text:p>
          </table:table-cell>
          <table:table-cell table:style-name="Tabell3.A1" office:value-type="string">
            <text:p text:style-name="P14">INPUT</text:p>
          </table:table-cell>
          <table:table-cell table:style-name="Tabell3.A1" office:value-type="string">
            <text:p text:style-name="P14">FÖRVÄNTAD OUTPUT</text:p>
          </table:table-cell>
          <table:table-cell table:style-name="Tabell3.A1" office:value-type="string">
            <text:p text:style-name="P14">FAKTISKT OUTPUT</text:p>
          </table:table-cell>
          <table:table-cell table:style-name="Tabell3.A1" office:value-type="string">
            <text:p text:style-name="P14">Fel</text:p>
          </table:table-cell>
        </table:table-row>
        <table:table-row table:style-name="Tabell3.2">
          <table:table-cell table:style-name="Tabell3.A2" office:value-type="string">
            <text:p text:style-name="P28"><text:span text:style-name="Standardstycketeckensnitt"><text:span text:style-name="T2">#1</text:span></text:span><text:span text:style-name="Standardstycketeckensnitt"><text:span text:style-name="T3">0</text:span></text:span></text:p>
          </table:table-cell>
          <table:table-cell table:style-name="Tabell3.A2" office:value-type="string">
            <text:p text:style-name="P17"><text:span text:style-name="T28">Förnamn</text:span>: <text:span text:style-name="T28">George R.R</text:span><text:line-break/><text:span text:style-name="T28">Efternamn</text:span>: <text:span text:style-name="T28">Martin</text:span></text:p>
            <text:p text:style-name="P70">Telefon: 555-343232</text:p>
            <text:p text:style-name="P73">Mail: <text:a xlink:type="simple" xlink:href="mailto:test2@test.com">test2@test.com</text:a></text:p>
            <text:p text:style-name="P73">Lösen: test2</text:p>
          </table:table-cell>
          <table:table-cell table:style-name="Tabell3.A2" office:value-type="string">
            <text:p text:style-name="P33">”<text:span text:style-name="T40">Administratören uppdaterades”.</text:span></text:p>
          </table:table-cell>
          <table:table-cell table:style-name="Tabell3.A2" office:value-type="string">
            <text:p text:style-name="P25">”<text:span text:style-name="T40">Administratören uppdaterades”.</text:span></text:p>
          </table:table-cell>
          <table:table-cell table:style-name="Tabell3.A2" office:value-type="string">
            <text:p text:style-name="P25">Nej</text:p>
          </table:table-cell>
        </table:table-row>
        <table:table-row table:style-name="Tabell3.1">
          <table:table-cell table:style-name="Tabell3.A1" office:value-type="string">
            <text:p text:style-name="P28"><text:span text:style-name="Standardstycketeckensnitt"><text:span text:style-name="T2">#</text:span></text:span><text:span text:style-name="Standardstycketeckensnitt"><text:span text:style-name="T3">11</text:span></text:span></text:p>
          </table:table-cell>
          <table:table-cell table:style-name="Tabell3.A1" office:value-type="string">
            <text:p text:style-name="P67"><text:span text:style-name="T28">Förnamn</text:span>: <text:span text:style-name="T28">George R.R</text:span><text:line-break/><text:span text:style-name="T28">Efternamn</text:span>: <text:span text:style-name="T28">Martin</text:span></text:p>
            <text:p text:style-name="P71">Telefon: 555-343232</text:p>
            <text:p text:style-name="P73">Mail: <text:a xlink:type="simple" xlink:href="mailto:test2@test.com">test2@test.com</text:a></text:p>
            <text:p text:style-name="P71"><text:span text:style-name="T40">Lösen: </text:span><text:line-break/><text:line-break/><text:span text:style-name="T29">HTML5-kompatibel webbläsare</text:span></text:p>
          </table:table-cell>
          <table:table-cell table:style-name="Tabell3.A1" office:value-type="string">
            <text:p text:style-name="P31"><text:span text:style-name="Standardstycketeckensnitt">”</text:span><text:span text:style-name="Standardstycketeckensnitt"><text:span text:style-name="T29">Fältet (för lösen) får ej lämnas blankt”</text:span></text:span></text:p>
          </table:table-cell>
          <table:table-cell table:style-name="Tabell3.A1" office:value-type="string">
            <text:p text:style-name="P25"><text:span text:style-name="Standardstycketeckensnitt">”</text:span><text:span text:style-name="Standardstycketeckensnitt"><text:span text:style-name="T29">Fältet (för lösen) får ej lämnas blankt”</text:span></text:span></text:p>
          </table:table-cell>
          <table:table-cell table:style-name="Tabell3.A1" office:value-type="string">
            <text:p text:style-name="P25"><text:span text:style-name="Standardstycketeckensnitt">Nej</text:span></text:p>
          </table:table-cell>
        </table:table-row>
        <table:table-row table:style-name="Tabell3.2">
          <table:table-cell table:style-name="Tabell3.A2" office:value-type="string">
            <text:p text:style-name="P28"><text:span text:style-name="Standardstycketeckensnitt"><text:span text:style-name="T2">#</text:span></text:span><text:span text:style-name="Standardstycketeckensnitt"><text:span text:style-name="T3">12</text:span></text:span></text:p>
          </table:table-cell>
          <table:table-cell table:style-name="Tabell3.A2" office:value-type="string">
            <text:p text:style-name="P67"><text:span text:style-name="T28">Förnamn</text:span>: <text:span text:style-name="T28">George R.R</text:span><text:line-break/><text:span text:style-name="T28">Efternamn</text:span>: <text:span text:style-name="T28">Martin</text:span></text:p>
            <text:p text:style-name="P71">Telefon: 555-343232</text:p>
            <text:p text:style-name="P73">Mail: <text:a xlink:type="simple" xlink:href="mailto:test2@test.com">test2@test.com</text:a></text:p>
            <text:p text:style-name="P71"><text:span text:style-name="T40">Lösen: </text:span><text:line-break/><text:line-break/><text:span text:style-name="T29">HTML5-icke-kompatibel webbläsare/required avstängt i form.</text:span></text:p>
          </table:table-cell>
          <table:table-cell table:style-name="Tabell3.A2" office:value-type="string">
            <text:p text:style-name="P31"><text:span text:style-name="Standardstycketeckensnitt"><text:span text:style-name="T29">Genererar ett felmeddelande</text:span></text:span></text:p>
          </table:table-cell>
          <table:table-cell table:style-name="Tabell3.A2" office:value-type="string">
            <text:p text:style-name="P25"><text:span text:style-name="Standardstycketeckensnitt"><text:span text:style-name="T30">”</text:span></text:span><text:span text:style-name="Standardstycketeckensnitt"><text:span text:style-name="T34">Administratören</text:span></text:span><text:span text:style-name="Standardstycketeckensnitt"><text:span text:style-name="T32"> uppdaterades</text:span></text:span><text:span text:style-name="Standardstycketeckensnitt"><text:span text:style-name="T30">”.</text:span></text:span></text:p>
          </table:table-cell>
          <table:table-cell table:style-name="Tabell3.A2" office:value-type="string">
            <text:p text:style-name="P25"><text:span text:style-name="Standardstycketeckensnitt"><text:span text:style-name="T31">Ja</text:span></text:span></text:p>
          </table:table-cell>
        </table:table-row>
        <table:table-row table:style-name="Tabell3.1">
          <table:table-cell table:style-name="Tabell3.A1" office:value-type="string">
            <text:p text:style-name="P28"><text:span text:style-name="Standardstycketeckensnitt"><text:span text:style-name="T2">#</text:span></text:span><text:span text:style-name="Standardstycketeckensnitt"><text:span text:style-name="T3">13</text:span></text:span></text:p>
          </table:table-cell>
          <table:table-cell table:style-name="Tabell3.A1" office:value-type="string">
            <text:p text:style-name="P67"><text:span text:style-name="T28">Förnamn</text:span>:<text:line-break/><text:span text:style-name="T28">Efternamn</text:span>:</text:p>
            <text:p text:style-name="P71">Telefon:</text:p>
            <text:p text:style-name="P73">Mail:</text:p>
            <text:p text:style-name="P71"><text:span text:style-name="T40">Lösen:</text:span><text:line-break/><text:line-break/><text:span text:style-name="T29">HTML5-kompatibel webbläsare</text:span></text:p>
          </table:table-cell>
          <table:table-cell table:style-name="Tabell3.A1" office:value-type="string">
            <text:p text:style-name="P33"><text:span text:style-name="Standardstycketeckensnitt">”</text:span><text:span text:style-name="Standardstycketeckensnitt"><text:span text:style-name="T29">Fältet (för förnamn, efternamn, telefonnummer, mail samt lösen) får ej lämnas blankt”</text:span></text:span></text:p>
          </table:table-cell>
          <table:table-cell table:style-name="Tabell3.A1" office:value-type="string">
            <text:p text:style-name="P25"><text:span text:style-name="Standardstycketeckensnitt"><text:span text:style-name="T24">”Fältet (för förnamn, efternamn, telefonnummer, mail samt lösen) får ej lämnas blankt”.</text:span></text:span></text:p>
          </table:table-cell>
          <table:table-cell table:style-name="Tabell3.A1" office:value-type="string">
            <text:p text:style-name="P25"><text:span text:style-name="Standardstycketeckensnitt">Nej</text:span></text:p>
          </table:table-cell>
        </table:table-row>
        <table:table-row table:style-name="Tabell3.1">
          <table:table-cell table:style-name="Tabell3.A7" office:value-type="string">
            <text:p text:style-name="P38">#<text:span text:style-name="T38">14</text:span></text:p>
          </table:table-cell>
          <table:table-cell table:style-name="Tabell3.B7" office:value-type="string">
            <text:p text:style-name="P67"><text:span text:style-name="T28">Förnamn</text:span>:<text:line-break/><text:span text:style-name="T28">Efternamn</text:span>:</text:p>
            <text:p text:style-name="P71">Telefon:</text:p>
            <text:p text:style-name="P73">Mail:</text:p>
            <text:p text:style-name="P71"><text:span text:style-name="T40">Lösen:</text:span><text:line-break/><text:line-break/><text:span text:style-name="T29">HTML5-icke-kompatibel webbläsare/required </text:span><text:soft-page-break/><text:span text:style-name="T29">avstängt i form.</text:span></text:p>
          </table:table-cell>
          <table:table-cell table:style-name="Tabell3.C7" office:value-type="string">
            <text:p text:style-name="P33"><text:span text:style-name="Standardstycketeckensnitt"><text:span text:style-name="T29">Genererar ett felmeddelande</text:span></text:span></text:p>
          </table:table-cell>
          <table:table-cell table:style-name="Tabell3.D7" office:value-type="string">
            <text:p text:style-name="P25"><text:span text:style-name="Standardstycketeckensnitt"><text:span text:style-name="T30">”</text:span></text:span><text:span text:style-name="Standardstycketeckensnitt"><text:span text:style-name="T34">Administratören</text:span></text:span><text:span text:style-name="Standardstycketeckensnitt"><text:span text:style-name="T30"> </text:span></text:span><text:span text:style-name="Standardstycketeckensnitt"><text:span text:style-name="T32">uppdaterades</text:span></text:span><text:span text:style-name="Standardstycketeckensnitt"><text:span text:style-name="T30">”.</text:span></text:span></text:p>
          </table:table-cell>
          <table:table-cell table:style-name="Tabell3.E7" office:value-type="string">
            <text:p text:style-name="P25"><text:span text:style-name="Standardstycketeckensnitt"><text:span text:style-name="T31">Ja</text:span></text:span></text:p>
          </table:table-cell>
        </table:table-row>
        <table:table-row table:style-name="Tabell3.1">
          <table:table-cell table:style-name="Tabell3.A7" office:value-type="string">
            <text:p text:style-name="P84">#15</text:p>
          </table:table-cell>
          <table:table-cell table:style-name="Tabell3.B7" office:value-type="string">
            <text:p text:style-name="P67"><text:span text:style-name="T28">Förnamn</text:span>: <text:span text:style-name="T38">Test</text:span><text:line-break/><text:span text:style-name="T28">Efternamn</text:span>: <text:span text:style-name="T38">Test</text:span></text:p>
            <text:p text:style-name="P71">Telefon: <text:span text:style-name="T38">08-123456</text:span></text:p>
            <text:p text:style-name="P71"><text:span text:style-name="T38">Mail: admin@admin.com<text:line-break/>Lösen: admin!<text:line-break/><text:line-break/>(Denna post finns redan i registret)</text:span></text:p>
          </table:table-cell>
          <table:table-cell table:style-name="Tabell3.C7" office:value-type="string">
            <text:p text:style-name="P59">Genererar ett felmeddelande</text:p>
          </table:table-cell>
          <table:table-cell table:style-name="Tabell3.D7" office:value-type="string">
            <text:p text:style-name="P79"><text:span text:style-name="Standardstycketeckensnitt"><text:span text:style-name="T30">”</text:span></text:span><text:span text:style-name="Standardstycketeckensnitt"><text:span text:style-name="T33">Administratören</text:span></text:span><text:span text:style-name="Standardstycketeckensnitt"><text:span text:style-name="T30"> </text:span></text:span><text:span text:style-name="Standardstycketeckensnitt"><text:span text:style-name="T34">uppdaterades</text:span></text:span><text:span text:style-name="Standardstycketeckensnitt"><text:span text:style-name="T30">”.</text:span></text:span></text:p>
          </table:table-cell>
          <table:table-cell table:style-name="Tabell3.E7" office:value-type="string">
            <text:p text:style-name="P81"><text:span text:style-name="Standardstycketeckensnitt"><text:span text:style-name="T31">Ja</text:span></text:span></text:p>
          </table:table-cell>
        </table:table-row>
      </table:table>
      <text:h text:style-name="P89" text:outline-level="2">3.<text:span text:style-name="T37">3</text:span>.<text:span text:style-name="T25">1</text:span> Kommentarer kring testerna</text:h>
      <text:p text:style-name="P7">Testerna ovan påvisar att:</text:p>
      <text:list xml:id="list192822931158565" text:continue-numbering="true" text:style-name="L1">
        <text:list-item>
          <text:p text:style-name="P50">Applikationen framgångsrikt kan <text:span text:style-name="T37">uppdatera administratörer</text:span> i registret.</text:p>
        </text:list-item>
        <text:list-item>
          <text:p text:style-name="P50">Applikationen validerar input på klientsidan korrekt.</text:p>
        </text:list-item>
        <text:list-item>
          <text:p text:style-name="P50">Applikationen validerar ej input på serversidan korrekt, fält kan lämnas tomma.</text:p>
        </text:list-item>
        <text:list-item>
          <text:p text:style-name="P53">Administratörer <text:span text:style-name="T40">kan uppdateras till att få samma epostadresser (användarnamn) som andra redan har</text:span>.</text:p>
        </text:list-item>
      </text:list>
      <text:p text:style-name="P54"/>
      <text:h text:style-name="P46" text:outline-level="1"><text:span text:style-name="Standardstycketeckensnitt"><text:span text:style-name="T6">3</text:span></text:span><text:span text:style-name="Standardstycketeckensnitt"><text:span text:style-name="T5">.</text:span></text:span><text:span text:style-name="Standardstycketeckensnitt"><text:span text:style-name="T12">4</text:span></text:span><text:span text:style-name="Standardstycketeckensnitt"><text:span text:style-name="T5"> </text:span></text:span><text:span text:style-name="Standardstycketeckensnitt"><text:span text:style-name="T12">Söka medlem</text:span></text:span></text:h>
      <text:p text:style-name="P86"><text:span text:style-name="Standardstycketeckensnitt"><text:span text:style-name="T19">Under menyalternativet söka medlem, skall man kunna söka på en medlems förnamn, resultaten presenteras i en tabell med rätt innehåll utefter sökterm.</text:span></text:span></text:p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row table:style-name="Tabell4.1">
          <table:table-cell table:style-name="Tabell4.A1" office:value-type="string">
            <text:p text:style-name="P75">ID</text:p>
          </table:table-cell>
          <table:table-cell table:style-name="Tabell4.A1" office:value-type="string">
            <text:p text:style-name="P75">INPUT</text:p>
          </table:table-cell>
          <table:table-cell table:style-name="Tabell4.A1" office:value-type="string">
            <text:p text:style-name="P75">FÖRVÄNTAD OUTPUT</text:p>
          </table:table-cell>
          <table:table-cell table:style-name="Tabell4.A1" office:value-type="string">
            <text:p text:style-name="P75">FAKTISKT OUTPUT</text:p>
          </table:table-cell>
          <table:table-cell table:style-name="Tabell4.A1" office:value-type="string">
            <text:p text:style-name="P75">Fel</text:p>
          </table:table-cell>
        </table:table-row>
        <table:table-row table:style-name="Tabell4.2">
          <table:table-cell table:style-name="Tabell4.A2" office:value-type="string">
            <text:p text:style-name="P76"><text:span text:style-name="Standardstycketeckensnitt"><text:span text:style-name="T2">#</text:span></text:span><text:span text:style-name="Standardstycketeckensnitt"><text:span text:style-name="T4">16</text:span></text:span></text:p>
          </table:table-cell>
          <table:table-cell table:style-name="Tabell4.A2" office:value-type="string">
            <text:p text:style-name="P74">”Robert”</text:p>
          </table:table-cell>
          <table:table-cell table:style-name="Tabell4.A2" office:value-type="string">
            <text:p text:style-name="P62">Alla medlemmar med förnamnet Robert.</text:p>
          </table:table-cell>
          <table:table-cell table:style-name="Tabell4.A2" office:value-type="string">
            <text:p text:style-name="P82"><text:span text:style-name="Standardstycketeckensnitt">2 medlemmar med förnamnet Robert</text:span><text:span text:style-name="Standardstycketeckensnitt"><text:span text:style-name="T38">.</text:span></text:span></text:p>
          </table:table-cell>
          <table:table-cell table:style-name="Tabell4.A2" office:value-type="string">
            <text:p text:style-name="P80">Nej</text:p>
          </table:table-cell>
        </table:table-row>
        <table:table-row table:style-name="Tabell4.1">
          <table:table-cell table:style-name="Tabell4.A1" office:value-type="string">
            <text:p text:style-name="P76"><text:span text:style-name="Standardstycketeckensnitt"><text:span text:style-name="T2">#</text:span></text:span><text:span text:style-name="Standardstycketeckensnitt"><text:span text:style-name="T4">17</text:span></text:span></text:p>
          </table:table-cell>
          <table:table-cell table:style-name="Tabell4.A1" office:value-type="string">
            <text:p text:style-name="P65">”<text:span text:style-name="T42">Roos”</text:span></text:p>
          </table:table-cell>
          <table:table-cell table:style-name="Tabell4.A1" office:value-type="string">
            <text:p text:style-name="P61"><text:span text:style-name="Standardstycketeckensnitt"><text:span text:style-name="T42">Inget, söktermen är ett efternamn.</text:span></text:span></text:p>
          </table:table-cell>
          <table:table-cell table:style-name="Tabell4.A1" office:value-type="string">
            <text:p text:style-name="P80"><text:span text:style-name="Standardstycketeckensnitt"><text:span text:style-name="T42">Inget.</text:span></text:span></text:p>
          </table:table-cell>
          <table:table-cell table:style-name="Tabell4.A1" office:value-type="string">
            <text:p text:style-name="P80"><text:span text:style-name="Standardstycketeckensnitt">Nej</text:span></text:p>
          </table:table-cell>
        </table:table-row>
        <table:table-row table:style-name="Tabell4.2">
          <table:table-cell table:style-name="Tabell4.A2" office:value-type="string">
            <text:p text:style-name="P76"><text:span text:style-name="Standardstycketeckensnitt"><text:span text:style-name="T2">#</text:span></text:span><text:span text:style-name="Standardstycketeckensnitt"><text:span text:style-name="T4">18</text:span></text:span></text:p>
          </table:table-cell>
          <table:table-cell table:style-name="Tabell4.A2" office:value-type="string">
            <text:p text:style-name="P65">””</text:p>
          </table:table-cell>
          <table:table-cell table:style-name="Tabell4.A2" office:value-type="string">
            <text:p text:style-name="P61"><text:span text:style-name="Standardstycketeckensnitt"><text:span text:style-name="T42">Felmeddelande genereras.</text:span></text:span></text:p>
          </table:table-cell>
          <table:table-cell table:style-name="Tabell4.A2" office:value-type="string">
            <text:p text:style-name="P80"><text:span text:style-name="Standardstycketeckensnitt"><text:span text:style-name="T24">”Ange sökterm”.</text:span></text:span></text:p>
          </table:table-cell>
          <table:table-cell table:style-name="Tabell4.A2" office:value-type="string">
            <text:p text:style-name="P80"><text:span text:style-name="Standardstycketeckensnitt"><text:span text:style-name="T29">Nej</text:span></text:span></text:p>
          </table:table-cell>
        </table:table-row>
      </table:table>
      <text:h text:style-name="P90" text:outline-level="2">3.<text:span text:style-name="T41">4</text:span>.<text:span text:style-name="T37">1</text:span> Kommentarer kring testerna</text:h>
      <text:p text:style-name="P85">Testerna ovan påvisar att:</text:p>
      <text:list xml:id="list192822939167414" text:continue-numbering="true" text:style-name="L1">
        <text:list-item>
          <text:p text:style-name="P51">Applikationen framgångsrikt kan <text:span text:style-name="T42">söka i registret baserat på angiven sökterm, i detta fallet tillåts endast förnamn.</text:span></text:p>
        </text:list-item>
        <text:list-item>
          <text:p text:style-name="P55"><text:span text:style-name="T36">A</text:span>pplikationen genererar felmeddelanden korrekt.</text:p>
        </text:list-item>
      </text:list>
      <text:h text:style-name="P47" text:outline-level="1"><text:span text:style-name="Standardstycketeckensnitt"><text:span text:style-name="T6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style:contextual-spacing="fals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styck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tnotstext" style:family="paragraph" style:parent-style-name="Normal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Rubrik_20_2_20_Char" style:display-name="Rubrik 2 Char" style:family="text" style:parent-style-name="Standardstycketeckensnit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Rubrik_20_Char" style:display-name="Rubrik Char" style:family="text" style:parent-style-name="Standardstycketeckensnit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Fotnotstext_20_Char" style:display-name="Fotnotstext Char" style:family="text" style:parent-style-name="Standardstycketeckensnitt">
      <style:text-properties fo:font-size="10pt" style:font-size-asian="10pt" style:font-size-complex="10pt"/>
    </style:style>
    <style:style style:name="Fotnotsreferens" style:family="text" style:parent-style-name="Standardstycketeckensnitt">
      <style:text-properties style:text-position="super 64%"/>
    </style:style>
    <style:style style:name="Hyperlänk" style:family="text" style:parent-style-name="Standardstycketeckensnit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tnotsreferens" text:citation-body-style-name="Fotnotsreferens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/>
    <dc:description/>
    <dc:subject/>
    <meta:initial-creator>Robert Roos</meta:initial-creator>
    <meta:creation-date>2014-01-10T14:17:00Z</meta:creation-date>
    <dc:date>2014-01-10T19:28:22.793000000</dc:date>
    <meta:editing-cycles>22</meta:editing-cycles>
    <meta:editing-duration>PT1H40M52S</meta:editing-duration>
    <meta:document-statistic meta:table-count="4" meta:image-count="0" meta:object-count="0" meta:page-count="7" meta:paragraph-count="179" meta:word-count="935" meta:character-count="6988" meta:non-whitespace-character-count="6229"/>
    <meta:template xlink:type="simple" xlink:actuate="onRequest" xlink:title="" xlink:href="../Blackboxtestning%20-%20Pass%201.odt/Normal"/>
  </office:meta>
</office:document-meta>
</file>